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147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1.02cm"/>
    </style:style>
    <style:style style:name="gr5" style:family="graphic" style:parent-style-name="objectwithoutfill">
      <style:graphic-properties svg:stroke-width="0.254cm" draw:marker-start-width="0.579cm" draw:marker-end-width="0.579cm" draw:fill="none" draw:fill-color="#ffffff" draw:textarea-vertical-align="middle" fo:padding-top="0.25cm" fo:padding-bottom="0.25cm" fo:padding-left="0.375cm" fo:padding-right="0.375cm"/>
    </style:style>
    <style:style style:name="gr6" style:family="graphic" style:parent-style-name="objectwithoutfill">
      <style:graphic-properties svg:stroke-width="0.254cm" draw:marker-start-width="0.581cm" draw:marker-end-width="0.581cm" draw:fill="none" draw:fill-color="#ffffff" draw:textarea-vertical-align="middle" fo:padding-top="0.252cm" fo:padding-bottom="0.252cm" fo:padding-left="0.377cm" fo:padding-right="0.377cm"/>
    </style:style>
    <style:style style:name="gr7" style:family="graphic" style:parent-style-name="standard">
      <style:graphic-properties svg:stroke-width="0.254cm" svg:stroke-color="#000000" draw:marker-start-width="0.581cm" draw:marker-end-width="0.581cm" draw:fill="none" draw:fill-color="#ffffff" draw:textarea-horizontal-align="justify" draw:textarea-vertical-align="middle" draw:auto-grow-height="false" fo:padding-top="0.252cm" fo:padding-bottom="0.252cm" fo:padding-left="0.377cm" fo:padding-right="0.377cm"/>
    </style:style>
    <style:style style:name="gr8" style:family="graphic" style:parent-style-name="objectwithoutfill">
      <style:graphic-properties draw:stroke="dash" draw:stroke-dash="Fine_20_Dashed" svg:stroke-width="0.102cm" svg:stroke-color="#808080" draw:marker-start-width="0.353cm" draw:marker-end-width="0.353cm" draw:fill="none" draw:textarea-vertical-align="middle" fo:padding-top="0.176cm" fo:padding-bottom="0.176cm" fo:padding-left="0.301cm" fo:padding-right="0.301cm"/>
    </style:style>
    <style:style style:name="gr9" style:family="graphic" style:parent-style-name="objectwithoutfill">
      <style:graphic-properties svg:stroke-width="0.102cm" draw:marker-start-width="0.353cm" draw:marker-end="Arrow" draw:marker-end-width="0.559cm" draw:fill="none" draw:textarea-vertical-align="middle" fo:padding-top="0.176cm" fo:padding-bottom="0.176cm" fo:padding-left="0.301cm" fo:padding-right="0.301cm"/>
    </style:style>
    <style:style style:name="gr10" style:family="graphic" style:parent-style-name="standard">
      <style:graphic-properties svg:stroke-width="0.102cm" svg:stroke-color="#000000" draw:marker-start-width="0.353cm" draw:marker-end-width="0.353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11" style:family="graphic" style:parent-style-name="standard">
      <style:graphic-properties svg:stroke-width="0cm" svg:stroke-color="#000000" draw:marker-start-width="0.199cm" draw:marker-end-width="0.199cm" draw:fill="solid" draw:fill-color="#ffffff" draw:textarea-horizontal-align="justify" draw:textarea-vertical-align="middle" draw:auto-grow-height="false" fo:min-height="0cm" fo:min-width="0cm" fo:padding-top="0.124cm" fo:padding-bottom="0.124cm" fo:padding-left="0.249cm" fo:padding-right="0.249cm"/>
    </style:style>
    <style:style style:name="gr12" style:family="graphic" style:parent-style-name="standard">
      <style:graphic-properties draw:stroke="none" svg:stroke-width="0cm" svg:stroke-color="#000000" draw:marker-start-width="0.199cm" draw:marker-end-width="0.199cm" draw:fill="none" draw:fill-color="#ffffff" fo:min-height="1.593cm"/>
    </style:style>
    <style:style style:name="gr13" style:family="graphic" style:parent-style-name="standard">
      <style:graphic-properties draw:stroke="none" svg:stroke-width="0cm" svg:stroke-color="#000000" draw:marker-start-width="0.199cm" draw:marker-end-width="0.199cm" draw:fill="solid" draw:fill-color="#000000" draw:textarea-horizontal-align="center" draw:textarea-vertical-align="middle" fo:min-height="3.132cm" draw:shadow="hidden"/>
    </style:style>
    <style:style style:name="gr14" style:family="graphic" style:parent-style-name="standard">
      <style:graphic-properties svg:stroke-color="#000000" draw:fill="solid" draw:fill-color="#cccccc" draw:textarea-horizontal-align="justify" draw:textarea-vertical-align="middle" draw:auto-grow-height="false"/>
    </style:style>
    <style:style style:name="gr15" style:family="graphic" style:parent-style-name="standard">
      <style:graphic-properties svg:stroke-color="#000000" draw:fill="solid" draw:fill-color="#999999" draw:textarea-vertical-align="middle" draw:auto-grow-height="false" fo:min-height="0.749cm" fo:min-width="0.499cm"/>
    </style:style>
    <style:style style:name="gr16" style:family="graphic" style:parent-style-name="standard">
      <style:graphic-properties svg:stroke-color="#000000" draw:fill="solid" draw:fill-color="#cccccc" draw:textarea-vertical-align="middle" draw:auto-grow-height="false" fo:min-height="0.749cm" fo:min-width="0.499cm"/>
    </style:style>
    <style:style style:name="gr17" style:family="graphic" style:parent-style-name="objectwithoutfill">
      <style:graphic-properties svg:stroke-color="#000000" draw:fill="none" draw:fill-color="#ffffff" draw:textarea-vertical-align="middle"/>
    </style:style>
    <style:style style:name="gr18" style:family="graphic" style:parent-style-name="standard">
      <style:graphic-properties svg:stroke-color="#000000" draw:fill="solid" draw:fill-color="#dddddd" draw:textarea-horizontal-align="justify" draw:textarea-vertical-align="middle" draw:auto-grow-height="false"/>
    </style:style>
    <style:style style:name="gr19" style:family="graphic" style:parent-style-name="standard">
      <style:graphic-properties draw:stroke="solid" draw:stroke-dash="Fine_20_Dashed" svg:stroke-width="0.1cm" svg:stroke-color="#000000" draw:marker-end="Arrow" draw:marker-end-width="0.559cm" draw:fill="none" draw:textarea-vertical-align="middle" fo:padding-top="0.175cm" fo:padding-bottom="0.175cm" fo:padding-left="0.3cm" fo:padding-right="0.3cm"/>
    </style:style>
    <style:style style:name="gr20" style:family="graphic" style:parent-style-name="objectwithoutfill">
      <style:graphic-properties svg:stroke-width="0.1cm" draw:marker-start="Arrow" draw:marker-start-width="0.559cm" draw:marker-end="Arrow" draw:marker-end-width="0.559cm" draw:fill="none" draw:textarea-vertical-align="middle" fo:padding-top="0.175cm" fo:padding-bottom="0.175cm" fo:padding-left="0.3cm" fo:padding-right="0.3cm"/>
    </style:style>
    <style:style style:name="gr21" style:family="graphic" style:parent-style-name="objectwithoutfill">
      <style:graphic-properties svg:stroke-width="0.1cm" draw:marker-start-width="0.35cm" draw:marker-end="Arrow" draw:marker-end-width="0.559cm" draw:fill="none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draw:stroke="none" svg:stroke-color="#000000" draw:fill="none" draw:fill-color="#ffffff" fo:min-height="0.635cm"/>
    </style:style>
    <style:style style:name="gr23" style:family="graphic" style:parent-style-name="standard">
      <style:graphic-properties svg:stroke-width="0.102cm" svg:stroke-color="#ff3333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4" style:family="graphic" style:parent-style-name="objectwithoutfill">
      <style:graphic-properties svg:stroke-width="0.102cm" svg:stroke-color="#ff3333" draw:marker-start-width="0.352cm" draw:marker-end="Arrow" draw:marker-end-width="0.559cm" draw:fill="none" draw:textarea-vertical-align="middle" fo:padding-top="0.175cm" fo:padding-bottom="0.175cm" fo:padding-left="0.3cm" fo:padding-right="0.3cm"/>
    </style:style>
    <style:style style:name="gr25" style:family="graphic" style:parent-style-name="objectwithoutfill">
      <style:graphic-properties svg:stroke-width="0.254cm" svg:stroke-color="#ff3333" draw:marker-start-width="0.579cm" draw:marker-end-width="0.579cm" draw:fill="none" draw:fill-color="#ffffff" draw:textarea-vertical-align="middle" fo:padding-top="0.25cm" fo:padding-bottom="0.25cm" fo:padding-left="0.375cm" fo:padding-right="0.375cm"/>
    </style:style>
    <style:style style:name="gr26" style:family="graphic" style:parent-style-name="objectwithoutfill">
      <style:graphic-properties svg:stroke-width="0.254cm" svg:stroke-color="#ff3333" draw:marker-start-width="0.581cm" draw:marker-end-width="0.581cm" draw:fill="none" draw:fill-color="#ffffff" draw:textarea-vertical-align="middle" fo:padding-top="0.252cm" fo:padding-bottom="0.252cm" fo:padding-left="0.377cm" fo:padding-right="0.377cm"/>
    </style:style>
    <style:style style:name="gr27" style:family="graphic" style:parent-style-name="standard">
      <style:graphic-properties svg:stroke-width="0.254cm" svg:stroke-color="#ff3333" draw:marker-start-width="0.581cm" draw:marker-end-width="0.581cm" draw:fill="none" draw:fill-color="#ffffff" draw:textarea-horizontal-align="justify" draw:textarea-vertical-align="middle" draw:auto-grow-height="false" fo:padding-top="0.252cm" fo:padding-bottom="0.252cm" fo:padding-left="0.377cm" fo:padding-right="0.377cm"/>
    </style:style>
    <style:style style:name="gr28" style:family="graphic" style:parent-style-name="standard">
      <style:graphic-properties draw:stroke="none" svg:stroke-color="#ff3333" draw:fill="none" draw:fill-color="#ffffff" fo:min-height="1.147cm"/>
    </style:style>
    <style:style style:name="gr29" style:family="graphic" style:parent-style-name="standard">
      <style:graphic-properties draw:stroke="none" svg:stroke-color="#ff3333" draw:fill="none" draw:fill-color="#ffffff" fo:min-height="1.02cm"/>
    </style:style>
    <style:style style:name="gr30" style:family="graphic" style:parent-style-name="standard">
      <style:graphic-properties draw:stroke="dash" draw:stroke-dash="Fine_20_Dashed" svg:stroke-color="#ff3333" draw:fill="none" draw:textarea-horizontal-align="justify" draw:textarea-vertical-align="middle" draw:auto-grow-height="false"/>
    </style:style>
    <style:style style:name="gr31" style:family="graphic" style:parent-style-name="objectwithoutfill">
      <style:graphic-properties svg:stroke-width="0.102cm" svg:stroke-color="#ff3333" draw:marker-start-width="0.509cm" draw:marker-end="Arrow" draw:marker-end-width="0.712cm" draw:fill="none" draw:textarea-vertical-align="middle" fo:padding-top="0.176cm" fo:padding-bottom="0.176cm" fo:padding-left="0.301cm" fo:padding-right="0.301cm"/>
    </style:style>
    <style:style style:name="gr32" style:family="graphic" style:parent-style-name="objectwithoutfill">
      <style:graphic-properties svg:stroke-width="0.102cm" svg:stroke-color="#ff3333" draw:marker-start-width="0.509cm" draw:marker-end="Arrow" draw:marker-end-width="0.559cm" draw:fill="none" draw:textarea-vertical-align="middle" fo:padding-top="0.176cm" fo:padding-bottom="0.176cm" fo:padding-left="0.301cm" fo:padding-right="0.301cm"/>
    </style:style>
    <style:style style:name="P1" style:family="paragraph">
      <style:text-properties fo:font-size="22pt" fo:font-weight="bold" style:font-size-asian="22pt" style:font-weight-asian="bold" style:font-size-complex="22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4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5" style:family="paragraph">
      <style:paragraph-properties fo:text-align="center"/>
      <style:text-properties fo:font-size="66pt" fo:font-weight="normal" style:font-size-asian="66pt" style:font-weight-asian="normal" style:font-size-complex="66pt" style:font-weight-complex="normal"/>
    </style:style>
    <style:style style:name="P6" style:family="paragraph">
      <style:paragraph-properties fo:text-align="center"/>
      <style:text-properties fo:color="#ff3333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7" style:family="paragraph">
      <style:paragraph-properties fo:text-align="center"/>
      <style:text-properties fo:color="#ff3333"/>
    </style:style>
    <style:style style:name="P8" style:family="paragraph">
      <style:paragraph-properties fo:text-align="center"/>
      <style:text-properties fo:color="#ff3333"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ff3333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4" style:family="text">
      <style:text-properties fo:color="#ff3333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875cm" svg:height="1.397cm" svg:x="1.689cm" svg:y="1.89cm">
          <draw:text-box>
            <text:p><text:span text:style-name="T1">Privacy Threat Scenario - Vulnerabilities</text:span></text:p>
          </draw:text-box>
        </draw:frame>
        <draw:g xml:id="id2" draw:id="id2">
          <draw:g>
            <draw:g>
              <draw:custom-shape draw:style-name="gr2" draw:text-style-name="P2" draw:layer="layout" svg:width="5.334cm" svg:height="8.128cm" svg:x="26.793cm" svg:y="7.392cm">
                <text:p/>
  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frame draw:style-name="gr1" draw:text-style-name="P1" draw:layer="layout" svg:width="3.048cm" svg:height="1.397cm" svg:x="27.301cm" svg:y="10.567cm">
                <draw:text-box>
                  <text:p><text:span text:style-name="T1">Server</text:span></text:p>
                </draw:text-box>
              </draw:frame>
            </draw:g>
            <draw:custom-shape draw:style-name="gr3" draw:text-style-name="P2" draw:layer="layout" svg:width="10.638cm" svg:height="12.192cm" svg:x="24.507cm" svg:y="5.741cm">
              <text:p/>
              <draw:enhanced-geometry svg:viewBox="0 0 21600 21600" draw:type="rectangle" draw:enhanced-path="M 0 0 L 21600 0 21600 21600 0 21600 0 0 Z N"/>
            </draw:custom-shape>
            <draw:frame draw:style-name="gr1" draw:text-style-name="P3" draw:layer="layout" svg:width="8.733cm" svg:height="1.397cm" svg:x="25.65cm" svg:y="16.282cm">
              <draw:text-box>
                <text:p text:style-name="P2"><text:span text:style-name="T1">L+G Data Center</text:span></text:p>
              </draw:text-box>
            </draw:frame>
          </draw:g>
          <draw:frame draw:style-name="gr4" draw:text-style-name="P3" draw:layer="layout" svg:width="1.651cm" svg:height="1.27cm" svg:x="24.863cm" svg:y="6.568cm">
            <draw:text-box>
              <text:p text:style-name="P2"><text:span text:style-name="T1">(c)</text:span></text:p>
            </draw:text-box>
          </draw:frame>
        </draw:g>
        <draw:g xml:id="id1" draw:id="id1">
          <draw:g>
            <draw:line draw:style-name="gr5" draw:text-style-name="P2" draw:layer="layout" svg:x1="27.514cm" svg:y1="30.52cm" svg:x2="27.514cm" svg:y2="33.569cm">
              <text:p/>
            </draw:line>
            <draw:line draw:style-name="gr6" draw:text-style-name="P2" draw:layer="layout" svg:x1="26.18cm" svg:y1="31.456cm" svg:x2="28.847cm" svg:y2="31.456cm">
              <text:p/>
            </draw:line>
            <draw:line draw:style-name="gr6" draw:text-style-name="P2" draw:layer="layout" svg:x1="26.18cm" svg:y1="34.516cm" svg:x2="27.514cm" svg:y2="33.5cm">
              <text:p/>
            </draw:line>
            <draw:line draw:style-name="gr6" draw:text-style-name="P2" draw:layer="layout" svg:x1="28.847cm" svg:y1="34.505cm" svg:x2="27.537cm" svg:y2="33.521cm">
              <text:p/>
            </draw:line>
            <draw:custom-shape draw:style-name="gr7" draw:text-style-name="P2" draw:layer="layout" svg:width="1.778cm" svg:height="1.525cm" svg:x="26.625cm" svg:y="28.9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" draw:text-style-name="P3" draw:layer="layout" svg:width="4.799cm" svg:height="1.397cm" svg:x="25.091cm" svg:y="34.643cm">
              <draw:text-box>
                <text:p text:style-name="P2"><text:span text:style-name="T1">DBAdmin</text:span></text:p>
              </draw:text-box>
            </draw:frame>
          </draw:g>
          <draw:g>
            <draw:line draw:style-name="gr5" draw:text-style-name="P2" draw:layer="layout" svg:x1="32.34cm" svg:y1="30.507cm" svg:x2="32.34cm" svg:y2="33.556cm">
              <text:p/>
            </draw:line>
            <draw:line draw:style-name="gr6" draw:text-style-name="P2" draw:layer="layout" svg:x1="31.006cm" svg:y1="31.443cm" svg:x2="33.673cm" svg:y2="31.443cm">
              <text:p/>
            </draw:line>
            <draw:line draw:style-name="gr6" draw:text-style-name="P2" draw:layer="layout" svg:x1="31.006cm" svg:y1="34.503cm" svg:x2="32.34cm" svg:y2="33.487cm">
              <text:p/>
            </draw:line>
            <draw:line draw:style-name="gr6" draw:text-style-name="P2" draw:layer="layout" svg:x1="33.673cm" svg:y1="34.492cm" svg:x2="32.363cm" svg:y2="33.508cm">
              <text:p/>
            </draw:line>
            <draw:custom-shape draw:style-name="gr7" draw:text-style-name="P2" draw:layer="layout" svg:width="1.778cm" svg:height="1.525cm" svg:x="31.451cm" svg:y="28.9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" draw:text-style-name="P3" draw:layer="layout" svg:width="4.799cm" svg:height="1.397cm" svg:x="29.917cm" svg:y="34.63cm">
              <draw:text-box>
                <text:p text:style-name="P2"><text:span text:style-name="T1">DevOp</text:span></text:p>
              </draw:text-box>
            </draw:frame>
          </draw:g>
          <draw:custom-shape draw:style-name="gr3" draw:text-style-name="P2" draw:layer="layout" svg:width="11.303cm" svg:height="9.779cm" svg:x="24.302cm" svg:y="28.407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" draw:layer="layout" svg:width="12.065cm" svg:height="1.397cm" svg:x="23.794cm" svg:y="36.662cm">
            <draw:text-box>
              <text:p text:style-name="P2"><text:span text:style-name="T1">L+G Maintenance Crew</text:span></text:p>
            </draw:text-box>
          </draw:frame>
          <draw:frame draw:style-name="gr4" draw:text-style-name="P3" draw:layer="layout" svg:width="1.651cm" svg:height="1.27cm" svg:x="24.556cm" svg:y="28.788cm">
            <draw:text-box>
              <text:p text:style-name="P2"><text:span text:style-name="T1">(d)</text:span></text:p>
            </draw:text-box>
          </draw:frame>
        </draw:g>
        <draw:line draw:style-name="gr8" draw:text-style-name="P2" draw:layer="layout" svg:x1="42.716cm" svg:y1="1.508cm" svg:x2="42.716cm" svg:y2="40.116cm">
          <text:p/>
        </draw:line>
        <draw:connector draw:style-name="gr9" draw:text-style-name="P2" draw:layer="layout" svg:x1="29.826cm" svg:y1="28.407cm" svg:x2="29.826cm" svg:y2="17.933cm" draw:start-shape="id1" draw:start-glue-point="0" draw:end-shape="id2" svg:d="M29826 28407v-10474" svg:viewBox="0 0 1 10475">
          <text:p/>
        </draw:connector>
        <draw:custom-shape draw:style-name="gr10" draw:text-style-name="P2" draw:layer="layout" svg:width="57.411cm" svg:height="40.012cm" svg:x="1cm" svg:y="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6.764cm" svg:height="2.794cm" svg:x="1cm" svg:y="1cm">
          <text:p/>
          <draw:enhanced-geometry svg:viewBox="0 0 21600 21600" draw:type="rectangle" draw:enhanced-path="M 0 0 L 21600 0 21600 21600 0 21600 0 0 Z N"/>
        </draw:custom-shape>
        <draw:line draw:style-name="gr8" draw:text-style-name="P2" draw:layer="layout" svg:x1="19.167cm" svg:y1="1.559cm" svg:x2="19.167cm" svg:y2="40.167cm">
          <text:p/>
        </draw:line>
        <draw:g xml:id="id4" draw:id="id4">
          <draw:g>
            <draw:g>
              <draw:custom-shape draw:style-name="gr11" draw:text-style-name="P2" draw:layer="layout" svg:width="4.318cm" svg:height="6.01cm" svg:x="6.992cm" svg:y="9.0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2" draw:text-style-name="P4" draw:layer="layout" svg:width="3.632cm" svg:height="1.843cm" svg:x="7.394cm" svg:y="12.329cm">
                <draw:text-box>
                  <text:p text:style-name="P2"><text:span text:style-name="T2">Mobile Device</text:span></text:p>
                </draw:text-box>
              </draw:frame>
              <draw:g>
                <draw:path draw:style-name="gr13" draw:text-style-name="P5" draw:layer="layout" svg:width="2.171cm" svg:height="0.634cm" svg:x="8.1cm" svg:y="10.065cm" svg:viewBox="0 0 2172 635" svg:d="M1080 0c105-1 206 5 303 19 96 15 189 38 278 71 90 32 176 75 261 126 84 52 166 114 247 186l3 198c-80-70-163-130-248-181-84-50-171-92-261-124-90-31-183-55-279-69-97-15-198-22-303-20s-206 12-302 29c-96 18-188 45-277 79-89 35-175 79-257 132-83 54-163 117-242 189l-3-198c78-74 159-139 241-193 83-55 168-100 256-135 88-36 180-62 276-80 96-17 196-27 302-29z">
                  <text:p/>
                </draw:path>
                <draw:path draw:style-name="gr13" draw:text-style-name="P5" draw:layer="layout" svg:width="2.171cm" svg:height="0.634cm" svg:x="8.112cm" svg:y="10.84cm" svg:viewBox="0 0 2172 635" svg:d="M1080 0c105-1 206 5 303 19 96 15 189 38 278 71 90 32 176 75 261 126 84 52 166 114 247 186l3 198c-80-70-163-130-248-181-84-50-171-92-261-124-90-31-183-55-279-69-97-15-198-22-303-20s-206 12-302 29c-96 18-188 45-277 79-89 35-175 79-257 132-83 54-163 117-242 189l-3-198c78-74 159-139 241-193 83-55 168-100 256-135 88-36 180-62 276-80 96-17 196-27 302-29z">
                  <text:p/>
                </draw:path>
                <draw:path draw:style-name="gr13" draw:text-style-name="P5" draw:layer="layout" svg:width="2.171cm" svg:height="0.634cm" svg:x="8.125cm" svg:y="11.614cm" svg:viewBox="0 0 2172 635" svg:d="M1080 0c105-1 206 5 303 19 96 15 189 38 278 71 90 32 176 75 261 126 84 52 166 114 247 186l3 198c-80-70-163-130-248-181-84-50-171-92-261-124-90-31-183-55-279-69-97-15-198-22-303-20s-206 12-302 29c-96 18-188 45-277 79-89 35-175 79-257 132-83 54-163 117-242 189l-3-198c78-74 159-139 241-193 83-55 168-100 256-135 88-36 180-62 276-80 96-17 196-27 302-29z">
                  <text:p/>
                </draw:path>
              </draw:g>
            </draw:g>
            <draw:frame draw:style-name="gr4" draw:text-style-name="P3" draw:layer="layout" svg:width="1.651cm" svg:height="1.27cm" svg:x="5.316cm" svg:y="7.918cm">
              <draw:text-box>
                <text:p text:style-name="P2"><text:span text:style-name="T1">(b)</text:span></text:p>
              </draw:text-box>
            </draw:frame>
          </draw:g>
          <draw:custom-shape draw:style-name="gr3" draw:text-style-name="P2" draw:layer="layout" svg:width="8.282cm" svg:height="8.636cm" svg:x="4.706cm" svg:y="7.5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3" draw:id="id3">
          <draw:g>
            <draw:g>
              <draw:line draw:style-name="gr5" draw:text-style-name="P2" draw:layer="layout" svg:x1="8.73cm" svg:y1="31.84cm" svg:x2="8.73cm" svg:y2="34.889cm">
                <text:p/>
              </draw:line>
              <draw:line draw:style-name="gr6" draw:text-style-name="P2" draw:layer="layout" svg:x1="7.396cm" svg:y1="32.776cm" svg:x2="10.063cm" svg:y2="32.776cm">
                <text:p/>
              </draw:line>
              <draw:line draw:style-name="gr6" draw:text-style-name="P2" draw:layer="layout" svg:x1="7.396cm" svg:y1="35.836cm" svg:x2="8.73cm" svg:y2="34.82cm">
                <text:p/>
              </draw:line>
              <draw:line draw:style-name="gr6" draw:text-style-name="P2" draw:layer="layout" svg:x1="10.063cm" svg:y1="35.825cm" svg:x2="8.753cm" svg:y2="34.841cm">
                <text:p/>
              </draw:line>
              <draw:custom-shape draw:style-name="gr7" draw:text-style-name="P2" draw:layer="layout" svg:width="1.778cm" svg:height="1.525cm" svg:x="7.841cm" svg:y="30.23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1" draw:text-style-name="P3" draw:layer="layout" svg:width="4.799cm" svg:height="1.397cm" svg:x="6.307cm" svg:y="35.963cm">
                <draw:text-box>
                  <text:p text:style-name="P2"><text:span text:style-name="T1">Citizen</text:span></text:p>
                </draw:text-box>
              </draw:frame>
            </draw:g>
            <draw:frame draw:style-name="gr4" draw:text-style-name="P3" draw:layer="layout" svg:width="1.651cm" svg:height="1.27cm" svg:x="6.453cm" svg:y="29.405cm">
              <draw:text-box>
                <text:p text:style-name="P2"><text:span text:style-name="T1">(a)</text:span></text:p>
              </draw:text-box>
            </draw:frame>
          </draw:g>
          <draw:custom-shape draw:style-name="gr3" draw:text-style-name="P2" draw:layer="layout" svg:width="8.382cm" svg:height="8.636cm" svg:x="4.656cm" svg:y="28.978cm">
            <text:p/>
            <draw:enhanced-geometry svg:viewBox="0 0 21600 21600" draw:type="rectangle" draw:enhanced-path="M 0 0 L 21600 0 21600 21600 0 21600 0 0 Z N"/>
          </draw:custom-shape>
        </draw:g>
        <draw:g xml:id="id5" draw:id="id5">
          <draw:g>
            <draw:g>
              <draw:line draw:style-name="gr5" draw:text-style-name="P2" draw:layer="layout" svg:x1="50.728cm" svg:y1="31.278cm" svg:x2="50.728cm" svg:y2="34.327cm">
                <text:p/>
              </draw:line>
              <draw:line draw:style-name="gr6" draw:text-style-name="P2" draw:layer="layout" svg:x1="49.394cm" svg:y1="32.214cm" svg:x2="52.061cm" svg:y2="32.214cm">
                <text:p/>
              </draw:line>
              <draw:line draw:style-name="gr6" draw:text-style-name="P2" draw:layer="layout" svg:x1="49.394cm" svg:y1="35.274cm" svg:x2="50.728cm" svg:y2="34.258cm">
                <text:p/>
              </draw:line>
              <draw:line draw:style-name="gr6" draw:text-style-name="P2" draw:layer="layout" svg:x1="52.061cm" svg:y1="35.263cm" svg:x2="50.751cm" svg:y2="34.279cm">
                <text:p/>
              </draw:line>
              <draw:custom-shape draw:style-name="gr7" draw:text-style-name="P2" draw:layer="layout" svg:width="1.778cm" svg:height="1.525cm" svg:x="49.839cm" svg:y="29.67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1" draw:text-style-name="P3" draw:layer="layout" svg:width="4.799cm" svg:height="1.987cm" svg:x="48.305cm" svg:y="35.401cm">
                <draw:text-box>
                  <text:p text:style-name="P2"><text:span text:style-name="T1">Local Authority</text:span></text:p>
                </draw:text-box>
              </draw:frame>
            </draw:g>
            <draw:frame draw:style-name="gr4" draw:text-style-name="P3" draw:layer="layout" svg:width="1.651cm" svg:height="1.27cm" svg:x="48.451cm" svg:y="28.843cm">
              <draw:text-box>
                <text:p text:style-name="P2"><text:span text:style-name="T1">(f)</text:span></text:p>
              </draw:text-box>
            </draw:frame>
          </draw:g>
          <draw:custom-shape draw:style-name="gr3" draw:text-style-name="P2" draw:layer="layout" svg:width="9.779cm" svg:height="10.398cm" svg:x="46.019cm" svg:y="28.097cm">
            <text:p/>
            <draw:enhanced-geometry svg:viewBox="0 0 21600 21600" draw:type="rectangle" draw:enhanced-path="M 0 0 L 21600 0 21600 21600 0 21600 0 0 Z N"/>
          </draw:custom-shape>
        </draw:g>
        <draw:g xml:id="id6" draw:id="id6">
          <draw:g>
            <draw:g>
              <draw:custom-shape draw:style-name="gr2" draw:text-style-name="P2" draw:layer="layout" svg:width="8.89cm" svg:height="5.08cm" svg:x="46.778cm" svg:y="8.81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2" draw:layer="layout" svg:width="3.429cm" svg:height="1.27cm" svg:x="51.604cm" svg:y="12.112cm">
                <text:p/>
                <draw:enhanced-geometry svg:viewBox="0 0 21600 21600" draw:type="rectangle" draw:enhanced-path="M 0 0 L 21600 0 21600 21600 0 21600 0 0 Z N"/>
              </draw:custom-shape>
              <draw:g>
                <draw:custom-shape draw:style-name="gr15" draw:text-style-name="P2" draw:layer="layout" svg:width="3.048cm" svg:height="2.159cm" svg:x="51.731cm" svg:y="9.572cm">
                  <text:p/>
                  <draw:enhanced-geometry draw:glue-point-type="segments" draw:type="mso-spt100" draw:modifiers="-95.0324229871727 -17.5266269996654" draw:enhanced-path="V 0 0 21600 21600 ?f5 ?f7 ?f1 ?f3 L 10800 10800 Z N">
                    <draw:equation draw:name="f0" draw:formula="10800*cos($0 *(pi/180))"/>
                    <draw:equation draw:name="f1" draw:formula="?f0 +10800"/>
                    <draw:equation draw:name="f2" draw:formula="10800*sin($0 *(pi/180))"/>
                    <draw:equation draw:name="f3" draw:formula="?f2 +10800"/>
                    <draw:equation draw:name="f4" draw:formula="10800*cos($1 *(pi/180))"/>
                    <draw:equation draw:name="f5" draw:formula="?f4 +10800"/>
                    <draw:equation draw:name="f6" draw:formula="10800*sin($1 *(pi/180))"/>
                    <draw:equation draw:name="f7" draw:formula="?f6 +10800"/>
                    <draw:handle draw:handle-position="10800 $0" draw:handle-polar="10800 10800" draw:handle-radius-range-minimum="10800" draw:handle-radius-range-maximum="10800"/>
                    <draw:handle draw:handle-position="10800 $1" draw:handle-polar="10800 10800" draw:handle-radius-range-minimum="10800" draw:handle-radius-range-maximum="10800"/>
                  </draw:enhanced-geometry>
                </draw:custom-shape>
                <draw:custom-shape draw:style-name="gr16" draw:text-style-name="P2" draw:layer="layout" svg:width="3.048cm" svg:height="2.159cm" svg:x="51.858cm" svg:y="9.445cm">
                  <text:p/>
                  <draw:enhanced-geometry draw:glue-point-type="segments" draw:type="mso-spt100" draw:modifiers="-17.3084574399264 -95.1793715682764" draw:enhanced-path="V 0 0 21600 21600 ?f5 ?f7 ?f1 ?f3 L 10800 10800 Z N">
                    <draw:equation draw:name="f0" draw:formula="10800*cos($0 *(pi/180))"/>
                    <draw:equation draw:name="f1" draw:formula="?f0 +10800"/>
                    <draw:equation draw:name="f2" draw:formula="10800*sin($0 *(pi/180))"/>
                    <draw:equation draw:name="f3" draw:formula="?f2 +10800"/>
                    <draw:equation draw:name="f4" draw:formula="10800*cos($1 *(pi/180))"/>
                    <draw:equation draw:name="f5" draw:formula="?f4 +10800"/>
                    <draw:equation draw:name="f6" draw:formula="10800*sin($1 *(pi/180))"/>
                    <draw:equation draw:name="f7" draw:formula="?f6 +10800"/>
                    <draw:handle draw:handle-position="10800 $0" draw:handle-polar="10800 10800" draw:handle-radius-range-minimum="10800" draw:handle-radius-range-maximum="10800"/>
                    <draw:handle draw:handle-position="10800 $1" draw:handle-polar="10800 10800" draw:handle-radius-range-minimum="10800" draw:handle-radius-range-maximum="10800"/>
                  </draw:enhanced-geometry>
                </draw:custom-shape>
              </draw:g>
              <draw:g>
                <draw:custom-shape draw:style-name="gr2" draw:text-style-name="P2" draw:layer="layout" svg:width="3.937cm" svg:height="2.54cm" svg:x="47.159cm" svg:y="10.842cm">
                  <text:p/>
                  <draw:enhanced-geometry svg:viewBox="0 0 21600 21600" draw:type="rectangle" draw:enhanced-path="M 0 0 L 21600 0 21600 21600 0 21600 0 0 Z N"/>
                </draw:custom-shape>
                <draw:g>
                  <draw:g>
                    <draw:line draw:style-name="gr17" draw:text-style-name="P2" draw:layer="layout" svg:x1="47.434cm" svg:y1="11.16cm" svg:x2="47.434cm" svg:y2="13.065cm">
                      <text:p/>
                    </draw:line>
                    <draw:line draw:style-name="gr17" draw:text-style-name="P2" draw:layer="layout" svg:x1="47.434cm" svg:y1="13.065cm" svg:x2="50.822cm" svg:y2="13.065cm">
                      <text:p/>
                    </draw:line>
                  </draw:g>
                  <draw:custom-shape draw:style-name="gr18" draw:text-style-name="P2" draw:layer="layout" svg:width="3.175cm" svg:height="1.27cm" svg:x="47.526cm" svg:y="11.704cm">
                    <text:p/>
          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          </draw:custom-shape>
                </draw:g>
              </draw:g>
              <draw:custom-shape draw:style-name="gr18" draw:text-style-name="P2" draw:layer="layout" svg:width="3.937cm" svg:height="1.27cm" svg:x="47.159cm" svg:y="9.191cm">
                <text:p/>
                <draw:enhanced-geometry svg:viewBox="0 0 21600 21600" draw:type="rectangle" draw:enhanced-path="M 0 0 L 21600 0 21600 21600 0 21600 0 0 Z N"/>
              </draw:custom-shape>
              <draw:frame draw:style-name="gr4" draw:text-style-name="P3" draw:layer="layout" svg:width="8.89cm" svg:height="1.27cm" svg:x="46.778cm" svg:y="14.271cm">
                <draw:text-box>
                  <text:p text:style-name="P2"><text:span text:style-name="T1">Aggregation Monitor</text:span></text:p>
                </draw:text-box>
              </draw:frame>
            </draw:g>
            <draw:frame draw:style-name="gr4" draw:text-style-name="P3" draw:layer="layout" svg:width="2.286cm" svg:height="1.27cm" svg:x="45cm" svg:y="7.632cm">
              <draw:text-box>
                <text:p text:style-name="P2"><text:span text:style-name="T1">(e)</text:span></text:p>
              </draw:text-box>
            </draw:frame>
          </draw:g>
          <draw:custom-shape draw:style-name="gr3" draw:text-style-name="P2" draw:layer="layout" svg:width="11.811cm" svg:height="10.779cm" svg:x="45.005cm" svg:y="6.448cm">
            <text:p/>
            <draw:enhanced-geometry svg:viewBox="0 0 21600 21600" draw:type="rectangle" draw:enhanced-path="M 0 0 L 21600 0 21600 21600 0 21600 0 0 Z N"/>
          </draw:custom-shape>
        </draw:g>
        <draw:connector draw:style-name="gr19" draw:text-style-name="P2" draw:layer="layout" svg:x1="8.847cm" svg:y1="28.978cm" svg:x2="8.847cm" svg:y2="16.155cm" draw:start-shape="id3" draw:start-glue-point="0" draw:end-shape="id4" draw:end-glue-point="2" svg:d="M8847 28978v-12823" svg:viewBox="0 0 1 12824">
          <text:p/>
        </draw:connector>
        <draw:connector draw:style-name="gr19" draw:text-style-name="P2" draw:layer="layout" svg:x1="50.908cm" svg:y1="28.097cm" svg:x2="50.908cm" svg:y2="17.227cm" draw:start-shape="id5" draw:start-glue-point="0" draw:end-shape="id6" draw:end-glue-point="2" svg:d="M50908 28097v-10870" svg:viewBox="0 0 1 10871">
          <text:p/>
        </draw:connector>
        <draw:connector draw:style-name="gr20" draw:text-style-name="P2" xml:id="id8" draw:id="id8" draw:layer="layout" svg:x1="12.988cm" svg:y1="11.837cm" svg:x2="24.507cm" svg:y2="11.837cm" draw:start-shape="id4" draw:start-glue-point="1" draw:end-shape="id2" draw:end-glue-point="3" svg:d="M12988 11837h11519" svg:viewBox="0 0 11520 1">
          <text:p/>
        </draw:connector>
        <draw:connector draw:style-name="gr21" draw:text-style-name="P2" xml:id="id11" draw:id="id11" draw:layer="layout" svg:x1="45cm" svg:y1="11.837cm" svg:x2="35.145cm" svg:y2="11.837cm" draw:start-shape="id6" draw:start-glue-point="3" draw:end-shape="id2" draw:end-glue-point="1" svg:d="M45000 11837h-9855" svg:viewBox="0 0 9856 1">
          <text:p/>
        </draw:connector>
        <draw:frame draw:style-name="gr22" draw:text-style-name="P3" draw:layer="layout" svg:width="4.699cm" svg:height="1.119cm" svg:x="8.998cm" svg:y="22.541cm">
          <draw:text-box>
            <text:p text:style-name="P2"><text:span text:style-name="T1">carries</text:span></text:p>
          </draw:text-box>
        </draw:frame>
        <draw:frame draw:style-name="gr22" draw:text-style-name="P3" draw:layer="layout" svg:width="6.477cm" svg:height="1.119cm" svg:x="15.986cm" svg:y="10.45cm">
          <draw:text-box>
            <text:p text:style-name="P2"><text:span text:style-name="T1">sends data &gt;</text:span></text:p>
          </draw:text-box>
        </draw:frame>
        <draw:frame draw:style-name="gr22" draw:text-style-name="P3" draw:layer="layout" svg:width="7.493cm" svg:height="1.119cm" svg:x="28.305cm" svg:y="23.757cm">
          <draw:text-box>
            <text:p text:style-name="P2"><text:span text:style-name="T1">maintains</text:span></text:p>
          </draw:text-box>
        </draw:frame>
        <draw:frame draw:style-name="gr1" draw:text-style-name="P3" draw:layer="layout" svg:width="7.493cm" svg:height="1.397cm" svg:x="48.625cm" svg:y="21.955cm">
          <draw:text-box>
            <text:p text:style-name="P2"><text:span text:style-name="T1">uses</text:span></text:p>
          </draw:text-box>
        </draw:frame>
        <draw:custom-shape draw:style-name="gr23" draw:text-style-name="P6" xml:id="id7" draw:id="id7" draw:layer="layout" svg:width="8.382cm" svg:height="2.032cm" svg:x="14.556cm" svg:y="18.18cm">
          <text:p text:style-name="P6"><text:span text:style-name="T3">Man in the Midd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4" draw:text-style-name="P2" draw:layer="layout" svg:x1="18.747cm" svg:y1="18.18cm" svg:x2="18.747cm" svg:y2="11.837cm" draw:start-shape="id7" draw:start-glue-point="0" draw:end-shape="id8" draw:end-glue-point="0" svg:d="M18747 18180v-6343" svg:viewBox="0 0 1 6344">
          <text:p/>
        </draw:connector>
        <draw:g xml:id="id9" draw:id="id9">
          <draw:g>
            <draw:g>
              <draw:line draw:style-name="gr25" draw:text-style-name="P2" draw:layer="layout" svg:x1="41.815cm" svg:y1="20.566cm" svg:x2="41.815cm" svg:y2="23.615cm">
                <text:p/>
              </draw:line>
              <draw:line draw:style-name="gr26" draw:text-style-name="P2" draw:layer="layout" svg:x1="40.481cm" svg:y1="21.502cm" svg:x2="43.148cm" svg:y2="21.502cm">
                <text:p/>
              </draw:line>
              <draw:line draw:style-name="gr26" draw:text-style-name="P2" draw:layer="layout" svg:x1="40.481cm" svg:y1="24.562cm" svg:x2="41.815cm" svg:y2="23.546cm">
                <text:p/>
              </draw:line>
              <draw:line draw:style-name="gr26" draw:text-style-name="P2" draw:layer="layout" svg:x1="43.148cm" svg:y1="24.551cm" svg:x2="41.838cm" svg:y2="23.567cm">
                <text:p/>
              </draw:line>
              <draw:custom-shape draw:style-name="gr27" draw:text-style-name="P2" draw:layer="layout" svg:width="1.778cm" svg:height="1.525cm" svg:x="40.926cm" svg:y="18.96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28" draw:text-style-name="P8" draw:layer="layout" svg:width="4.799cm" svg:height="1.397cm" svg:x="39.392cm" svg:y="24.689cm">
                <draw:text-box>
                  <text:p text:style-name="P7"><text:span text:style-name="T4">Criminal</text:span></text:p>
                </draw:text-box>
              </draw:frame>
            </draw:g>
            <draw:frame draw:style-name="gr29" draw:text-style-name="P8" draw:layer="layout" svg:width="1.651cm" svg:height="1.27cm" svg:x="39.538cm" svg:y="18.131cm">
              <draw:text-box>
                <text:p text:style-name="P7"><text:span text:style-name="T4">(g)</text:span></text:p>
              </draw:text-box>
            </draw:frame>
          </draw:g>
          <draw:custom-shape draw:style-name="gr30" draw:text-style-name="P2" draw:layer="layout" svg:width="8.382cm" svg:height="8.636cm" svg:x="37.741cm" svg:y="17.704cm">
            <text:p/>
            <draw:enhanced-geometry svg:viewBox="0 0 21600 21600" draw:type="rectangle" draw:enhanced-path="M 0 0 L 21600 0 21600 21600 0 21600 0 0 Z N"/>
          </draw:custom-shape>
        </draw:g>
        <draw:connector draw:style-name="gr31" draw:text-style-name="P2" draw:layer="layout" svg:x1="41.932cm" svg:y1="26.34cm" svg:x2="35.859cm" svg:y2="33.296cm" draw:start-shape="id9" draw:start-glue-point="2" draw:end-shape="id1" draw:end-glue-point="1" svg:d="M41932 26340v6956h-6073" svg:viewBox="0 0 6074 6957">
          <text:p/>
        </draw:connector>
        <draw:connector draw:style-name="gr31" draw:text-style-name="P2" draw:layer="layout" svg:x1="41.932cm" svg:y1="26.34cm" svg:x2="46.019cm" svg:y2="33.296cm" draw:start-shape="id9" draw:start-glue-point="2" draw:end-shape="id5" draw:end-glue-point="3" svg:d="M41932 26340v6956h4087" svg:viewBox="0 0 4088 6957">
          <text:p/>
        </draw:connector>
        <draw:connector draw:style-name="gr32" draw:text-style-name="P2" draw:layer="layout" draw:line-skew="-1.192cm" svg:x1="41.932cm" svg:y1="17.704cm" svg:x2="29.826cm" svg:y2="5.741cm" draw:start-shape="id9" draw:start-glue-point="0" draw:end-shape="id2" draw:end-glue-point="0" svg:d="M41932 17704v-13656h-12106v1693" svg:viewBox="0 0 12107 13657">
          <text:p/>
        </draw:connector>
        <draw:frame draw:style-name="gr22" draw:text-style-name="P8" draw:layer="layout" svg:width="7.493cm" svg:height="1.987cm" svg:x="37.449cm" svg:y="33.523cm">
          <draw:text-box>
            <text:p text:style-name="P7"><text:span text:style-name="T4">compromises/</text:span></text:p>
            <text:p text:style-name="P7"><text:span text:style-name="T4">corrupts</text:span></text:p>
          </draw:text-box>
        </draw:frame>
        <draw:frame draw:style-name="gr22" draw:text-style-name="P3" draw:layer="layout" svg:width="8.636cm" svg:height="1.119cm" svg:x="14.951cm" svg:y="12.336cm">
          <draw:text-box>
            <text:p text:style-name="P2"><text:span text:style-name="T1">&lt; sends information</text:span></text:p>
          </draw:text-box>
        </draw:frame>
        <draw:frame draw:style-name="gr22" draw:text-style-name="P8" draw:layer="layout" svg:width="7.493cm" svg:height="1.119cm" svg:x="31.099cm" svg:y="2.778cm">
          <draw:text-box>
            <text:p text:style-name="P7"><text:span text:style-name="T4">accesses</text:span></text:p>
          </draw:text-box>
        </draw:frame>
        <draw:frame draw:style-name="gr22" draw:text-style-name="P3" draw:layer="layout" svg:width="7.493cm" svg:height="1.119cm" svg:x="36.052cm" svg:y="12.2cm">
          <draw:text-box>
            <text:p text:style-name="P2"><text:span text:style-name="T1">queries agg. data</text:span></text:p>
          </draw:text-box>
        </draw:frame>
        <draw:custom-shape draw:style-name="gr23" draw:text-style-name="P6" xml:id="id10" draw:id="id10" draw:layer="layout" svg:width="8.382cm" svg:height="2.032cm" svg:x="45.45cm" svg:y="1.478cm">
          <text:p text:style-name="P6"><text:span text:style-name="T3">Man in the Midd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2" draw:text-style-name="P2" draw:layer="layout" svg:x1="45.45cm" svg:y1="2.494cm" svg:x2="40.072cm" svg:y2="11.837cm" draw:start-shape="id10" draw:start-glue-point="3" draw:end-shape="id11" draw:end-glue-point="0" svg:d="M45450 2494h-5378v9343" svg:viewBox="0 0 5379 9344">
          <text:p/>
        </draw:connector>
        <draw:custom-shape draw:style-name="gr23" draw:text-style-name="P6" xml:id="id12" draw:id="id12" draw:layer="layout" svg:width="8.382cm" svg:height="2.032cm" svg:x="14.843cm" svg:y="4.902cm">
          <text:p text:style-name="P6"><text:span text:style-name="T3">Explo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2" draw:text-style-name="P2" draw:layer="layout" svg:x1="14.843cm" svg:y1="5.918cm" svg:x2="8.847cm" svg:y2="7.519cm" draw:start-shape="id12" draw:start-glue-point="3" draw:end-shape="id4" draw:end-glue-point="0" svg:d="M14843 5918h-5996v1601" svg:viewBox="0 0 5997 1602">
          <text:p/>
        </draw:connector>
        <draw:connector draw:style-name="gr32" draw:text-style-name="P2" draw:layer="layout" draw:line-skew="-0.882cm" svg:x1="41.932cm" svg:y1="17.704cm" svg:x2="50.908cm" svg:y2="6.448cm" draw:start-shape="id9" draw:start-glue-point="0" draw:end-shape="id6" draw:end-glue-point="0" svg:d="M41932 17704v-12640h8976v1384" svg:viewBox="0 0 8977 12641">
          <text:p/>
        </draw:connector>
        <draw:frame draw:style-name="gr22" draw:text-style-name="P8" draw:layer="layout" svg:width="7.493cm" svg:height="1.119cm" svg:x="42.656cm" svg:y="3.921cm">
          <draw:text-box>
            <text:p text:style-name="P7"><text:span text:style-name="T4">accesses</text:span></text:p>
          </draw:text-box>
        </draw:frame>
        <draw:connector draw:style-name="gr32" draw:text-style-name="P2" draw:layer="layout" draw:line-skew="-1.681cm" svg:x1="37.741cm" svg:y1="22.022cm" svg:x2="4.706cm" svg:y2="11.837cm" draw:start-shape="id9" draw:start-glue-point="3" draw:end-shape="id4" draw:end-glue-point="3" svg:d="M37741 22022h-35217v-10185h2182" svg:viewBox="0 0 35218 10186">
          <text:p/>
        </draw:connector>
        <draw:frame draw:style-name="gr22" draw:text-style-name="P8" draw:layer="layout" svg:width="7.493cm" svg:height="1.119cm" svg:x="19.796cm" svg:y="21.979cm">
          <draw:text-box>
            <text:p text:style-name="P7"><text:span text:style-name="T4">access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rjeeling </meta:initial-creator>
    <meta:creation-date>2014-07-22T20:42:15.348714793</meta:creation-date>
    <dc:date>2014-08-12T04:35:18.715524894</dc:date>
    <dc:creator>darjeeling </dc:creator>
    <meta:editing-duration>PT39M19S</meta:editing-duration>
    <meta:editing-cycles>13</meta:editing-cycles>
    <meta:generator>LibreOffice/4.2.4.2$Linux_X86_64 LibreOffice_project/420m0$Build-2</meta:generator>
    <meta:document-statistic meta:object-count="120"/>
  </office:meta>
</office:document-meta>
</file>